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language="fr" fo:country="FR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fo:language="fr" fo:country="FR"/>
    </style:style>
    <style:style style:name="T4" style:parent-style-name="DefaultParagraphFont" style:family="text">
      <style:text-properties fo:language="fr" fo:country="FR"/>
    </style:style>
    <style:style style:name="T5" style:parent-style-name="DefaultParagraphFont" style:family="text">
      <style:text-properties fo:language="fr" fo:country="FR"/>
    </style:style>
    <style:style style:name="T6" style:parent-style-name="DefaultParagraphFont" style:family="text">
      <style:text-properties fo:language="fr" fo:country="FR"/>
    </style:style>
    <style:style style:name="T7" style:parent-style-name="DefaultParagraphFont" style:family="text">
      <style:text-properties fo:language="fr" fo:country="FR"/>
    </style:style>
    <style:style style:name="T8" style:parent-style-name="DefaultParagraphFont" style:family="text">
      <style:text-properties fo:language="fr" fo:country="FR"/>
    </style:style>
    <style:style style:name="T9" style:parent-style-name="DefaultParagraphFont" style:family="text">
      <style:text-properties style:font-name="MS Mincho" style:font-name-asian="MS Mincho" style:font-name-complex="MS Mincho" fo:language="fr" fo:country="FR"/>
    </style:style>
    <style:style style:name="P10" style:parent-style-name="Normal" style:family="paragraph">
      <style:paragraph-properties fo:text-align="justify" fo:line-height="100%"/>
    </style:style>
    <style:style style:name="P11" style:parent-style-name="Normal" style:family="paragraph">
      <style:paragraph-properties fo:text-align="justify" fo:margin-bottom="0.0319in" fo:line-height="100%"/>
    </style:style>
    <style:style style:name="T12" style:parent-style-name="DefaultParagraphFont" style:family="text">
      <style:text-properties style:font-name="MS Mincho" style:font-name-asian="MS Mincho" style:font-name-complex="MS Mincho"/>
    </style:style>
    <style:style style:name="T13" style:parent-style-name="DefaultParagraphFont" style:family="text">
      <style:text-properties style:font-name="MS Mincho" style:font-name-asian="MS Mincho" style:font-name-complex="MS Mincho"/>
    </style:style>
    <style:style style:name="P14" style:parent-style-name="Normal" style:family="paragraph">
      <style:paragraph-properties fo:text-align="justify" fo:margin-bottom="0.0319in" fo:line-height="100%"/>
      <style:text-properties style:text-position="sub 63.6%"/>
    </style:style>
    <style:style style:name="Ru1" style:family="ruby">
      <style:ruby-properties style:ruby-align="distribute-space" style:ruby-position="above"/>
    </style:style>
    <style:style style:name="P15" style:parent-style-name="Normal" style:family="paragraph">
      <style:paragraph-properties fo:text-align="justify" fo:margin-bottom="0.0319in" fo:line-height="100%"/>
    </style:style>
    <style:style style:name="T16" style:parent-style-name="DefaultParagraphFont" style:family="text">
      <style:text-properties style:font-name="MS Mincho" style:font-name-asian="MS Mincho" style:font-name-complex="MS Mincho"/>
    </style:style>
    <style:style style:name="P17" style:parent-style-name="Normal" style:family="paragraph">
      <style:paragraph-properties fo:text-align="justify" fo:margin-bottom="0.0319in" fo:line-height="100%"/>
    </style:style>
    <style:style style:name="P18" style:parent-style-name="Normal" style:family="paragraph">
      <style:paragraph-properties fo:text-align="justify" fo:margin-bottom="0.0319in" fo:line-height="100%"/>
    </style:style>
    <style:style style:name="Ru2" style:family="ruby">
      <style:ruby-properties style:ruby-align="distribute-space" style:ruby-position="above"/>
    </style:style>
    <style:style style:name="Ru3" style:family="ruby">
      <style:ruby-properties style:ruby-align="distribute-space" style:ruby-position="above"/>
    </style:style>
    <style:style style:name="Ru4" style:family="ruby">
      <style:ruby-properties style:ruby-align="distribute-space" style:ruby-position="above"/>
    </style:style>
    <style:style style:name="Ru5" style:family="ruby">
      <style:ruby-properties style:ruby-align="distribute-space" style:ruby-position="above"/>
    </style:style>
    <style:style style:name="Ru6" style:family="ruby">
      <style:ruby-properties style:ruby-align="distribute-space" style:ruby-position="above"/>
    </style:style>
    <style:style style:name="P19" style:parent-style-name="Normal" style:family="paragraph">
      <style:paragraph-properties fo:text-align="justify" fo:margin-bottom="0.0319in" fo:line-height="100%"/>
    </style:style>
    <style:style style:name="T20" style:parent-style-name="DefaultParagraphFont" style:family="text">
      <style:text-properties style:text-position="sub 63.6%"/>
    </style:style>
    <style:style style:name="P21" style:parent-style-name="Normal" style:family="paragraph">
      <style:paragraph-properties fo:text-align="justify" fo:margin-bottom="0.0319in" fo:line-height="100%"/>
    </style:style>
    <style:style style:name="Ru7" style:family="ruby">
      <style:ruby-properties style:ruby-align="distribute-space" style:ruby-position="above"/>
    </style:style>
    <style:style style:name="P22" style:parent-style-name="Normal" style:family="paragraph">
      <style:paragraph-properties fo:text-align="justify" fo:margin-bottom="0.0319in" fo:line-height="100%"/>
    </style:style>
    <style:style style:name="P23" style:parent-style-name="Normal" style:family="paragraph">
      <style:paragraph-properties fo:text-align="justify" fo:margin-bottom="0.0319in" fo:line-height="100%"/>
    </style:style>
    <style:style style:name="Ru8" style:family="ruby">
      <style:ruby-properties style:ruby-align="distribute-space" style:ruby-position="above"/>
    </style:style>
    <style:style style:name="Ru9" style:family="ruby">
      <style:ruby-properties style:ruby-align="distribute-space" style:ruby-position="above"/>
    </style:style>
    <style:style style:name="P24" style:parent-style-name="Normal" style:family="paragraph">
      <style:paragraph-properties fo:text-align="justify" fo:margin-bottom="0.0319in" fo:line-height="100%"/>
    </style:style>
    <style:style style:name="P25" style:parent-style-name="Normal" style:family="paragraph">
      <style:paragraph-properties fo:text-align="justify" fo:margin-bottom="0.0319in" fo:line-height="100%"/>
    </style:style>
    <style:style style:name="Ru10" style:family="ruby">
      <style:ruby-properties style:ruby-align="distribute-space" style:ruby-position="above"/>
    </style:style>
    <style:style style:name="Ru11" style:family="ruby">
      <style:ruby-properties style:ruby-align="distribute-space" style:ruby-position="above"/>
    </style:style>
    <style:style style:name="Ru12" style:family="ruby">
      <style:ruby-properties style:ruby-align="distribute-space" style:ruby-position="above"/>
    </style:style>
    <style:style style:name="Ru13" style:family="ruby">
      <style:ruby-properties style:ruby-align="distribute-space" style:ruby-position="above"/>
    </style:style>
    <style:style style:name="Ru14" style:family="ruby">
      <style:ruby-properties style:ruby-align="distribute-space" style:ruby-position="above"/>
    </style:style>
    <style:style style:name="Ru15" style:family="ruby">
      <style:ruby-properties style:ruby-align="distribute-space" style:ruby-position="above"/>
    </style:style>
    <style:style style:name="Ru16" style:family="ruby">
      <style:ruby-properties style:ruby-align="distribute-space" style:ruby-position="above"/>
    </style:style>
    <style:style style:name="Ru17" style:family="ruby">
      <style:ruby-properties style:ruby-align="distribute-space" style:ruby-position="above"/>
    </style:style>
    <style:style style:name="Ru18" style:family="ruby">
      <style:ruby-properties style:ruby-align="distribute-space" style:ruby-position="above"/>
    </style:style>
    <style:style style:name="Ru19" style:family="ruby">
      <style:ruby-properties style:ruby-align="distribute-space" style:ruby-position="above"/>
    </style:style>
    <style:style style:name="P26" style:parent-style-name="Normal" style:family="paragraph">
      <style:paragraph-properties fo:text-align="justify" fo:margin-bottom="0.0319in" fo:line-height="100%" fo:text-indent="0.5in"/>
    </style:style>
    <style:style style:name="T27" style:parent-style-name="DefaultParagraphFont" style:family="text">
      <style:text-properties style:font-name="Yu Mincho" style:font-name-asian="Yu Mincho"/>
    </style:style>
    <style:style style:name="T28" style:parent-style-name="DefaultParagraphFont" style:family="text">
      <style:text-properties style:font-name="Yu Mincho" style:font-name-asian="Yu Mincho"/>
    </style:style>
    <style:style style:name="T29" style:parent-style-name="DefaultParagraphFont" style:family="text">
      <style:text-properties style:font-name="Yu Mincho" style:font-name-asian="Yu Mincho"/>
    </style:style>
    <style:style style:name="Ru20" style:family="ruby">
      <style:ruby-properties style:ruby-align="distribute-space" style:ruby-position="above"/>
    </style:style>
    <style:style style:name="Ru21" style:family="ruby">
      <style:ruby-properties style:ruby-align="distribute-space" style:ruby-position="above"/>
    </style:style>
    <style:style style:name="Ru22" style:family="ruby">
      <style:ruby-properties style:ruby-align="distribute-space" style:ruby-position="above"/>
    </style:style>
    <style:style style:name="P30" style:parent-style-name="Normal" style:family="paragraph">
      <style:paragraph-properties fo:text-align="justify" fo:margin-bottom="0.0319in" fo:line-height="100%"/>
    </style:style>
    <style:style style:name="P31" style:parent-style-name="Normal" style:family="paragraph">
      <style:paragraph-properties fo:text-align="justify" fo:margin-bottom="0.0319in" fo:line-height="100%"/>
    </style:style>
    <style:style style:name="Ru23" style:family="ruby">
      <style:ruby-properties style:ruby-align="distribute-space" style:ruby-position="above"/>
    </style:style>
    <style:style style:name="Ru24" style:family="ruby">
      <style:ruby-properties style:ruby-align="distribute-space" style:ruby-position="above"/>
    </style:style>
    <style:style style:name="P32" style:parent-style-name="Normal" style:family="paragraph">
      <style:paragraph-properties fo:text-align="justify" fo:margin-bottom="0.0319in" fo:line-height="100%"/>
    </style:style>
    <style:style style:name="P33" style:parent-style-name="Normal" style:family="paragraph">
      <style:paragraph-properties fo:text-align="justify" fo:margin-bottom="0.0319in" fo:line-height="100%"/>
    </style:style>
    <style:style style:name="Ru25" style:family="ruby">
      <style:ruby-properties style:ruby-align="distribute-space" style:ruby-position="above"/>
    </style:style>
    <style:style style:name="Ru26" style:family="ruby">
      <style:ruby-properties style:ruby-align="distribute-space" style:ruby-position="above"/>
    </style:style>
    <style:style style:name="Ru27" style:family="ruby">
      <style:ruby-properties style:ruby-align="distribute-space" style:ruby-position="above"/>
    </style:style>
    <style:style style:name="Ru28" style:family="ruby">
      <style:ruby-properties style:ruby-align="distribute-space" style:ruby-position="above"/>
    </style:style>
    <style:style style:name="P34" style:parent-style-name="Normal" style:family="paragraph">
      <style:paragraph-properties fo:text-align="justify" fo:margin-bottom="0.0319in" fo:line-height="100%"/>
    </style:style>
    <style:style style:name="P35" style:parent-style-name="Normal" style:family="paragraph">
      <style:paragraph-properties fo:text-align="justify" fo:margin-bottom="0.0319in" fo:line-height="100%"/>
    </style:style>
    <style:style style:name="Ru29" style:family="ruby">
      <style:ruby-properties style:ruby-align="distribute-space" style:ruby-position="above"/>
    </style:style>
    <style:style style:name="Ru30" style:family="ruby">
      <style:ruby-properties style:ruby-align="distribute-space" style:ruby-position="above"/>
    </style:style>
    <style:style style:name="P36" style:parent-style-name="Normal" style:family="paragraph">
      <style:paragraph-properties fo:text-align="justify" fo:margin-bottom="0.0319in" fo:line-height="100%"/>
    </style:style>
    <style:style style:name="P37" style:parent-style-name="Normal" style:family="paragraph">
      <style:paragraph-properties fo:text-align="justify" fo:margin-bottom="0.0319in" fo:line-height="100%"/>
    </style:style>
    <style:style style:name="Ru31" style:family="ruby">
      <style:ruby-properties style:ruby-align="distribute-space" style:ruby-position="above"/>
    </style:style>
    <style:style style:name="Ru32" style:family="ruby">
      <style:ruby-properties style:ruby-align="distribute-space" style:ruby-position="above"/>
    </style:style>
    <style:style style:name="Ru33" style:family="ruby">
      <style:ruby-properties style:ruby-align="distribute-space" style:ruby-position="above"/>
    </style:style>
    <style:style style:name="Ru34" style:family="ruby">
      <style:ruby-properties style:ruby-align="distribute-space" style:ruby-position="above"/>
    </style:style>
    <style:style style:name="P38" style:parent-style-name="Normal" style:family="paragraph">
      <style:paragraph-properties fo:text-align="justify" fo:margin-bottom="0.0319in" fo:line-height="100%"/>
      <style:text-properties style:text-position="sub 63.6%"/>
    </style:style>
    <style:style style:name="P39" style:parent-style-name="Normal" style:family="paragraph">
      <style:paragraph-properties fo:text-align="justify" fo:margin-bottom="0.0319in" fo:line-height="100%"/>
    </style:style>
    <style:style style:name="Ru35" style:family="ruby">
      <style:ruby-properties style:ruby-align="distribute-space" style:ruby-position="above"/>
    </style:style>
    <style:style style:name="T40" style:parent-style-name="DefaultParagraphFont" style:family="text">
      <style:text-properties style:font-name="MS Mincho" style:font-name-asian="MS Mincho" style:font-name-complex="MS Mincho"/>
    </style:style>
    <style:style style:name="P41" style:parent-style-name="Normal" style:family="paragraph">
      <style:paragraph-properties fo:text-align="justify" fo:margin-bottom="0.0319in" fo:line-height="100%"/>
      <style:text-properties style:font-name="MS Mincho" style:font-name-asian="MS Mincho" style:font-name-complex="MS Mincho"/>
    </style:style>
    <style:style style:name="P42" style:parent-style-name="Normal" style:family="paragraph">
      <style:paragraph-properties fo:break-before="page" fo:text-align="justify"/>
      <style:text-properties style:font-name="MS Mincho" style:font-name-asian="MS Mincho" style:font-name-complex="MS Mincho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 fo:margin-bottom="0.0319in" fo:line-height="100%"/>
    </style:style>
    <style:style style:name="P45" style:parent-style-name="Normal" style:family="paragraph">
      <style:paragraph-properties fo:text-align="justify" fo:margin-bottom="0.0319in" fo:line-height="100%"/>
    </style:style>
    <style:style style:name="T46" style:parent-style-name="DefaultParagraphFont" style:family="text">
      <style:text-properties style:text-position="sub 59%"/>
    </style:style>
    <style:style style:name="T47" style:parent-style-name="DefaultParagraphFont" style:family="text">
      <style:text-properties style:text-position="sub 63.6%"/>
    </style:style>
    <style:style style:name="T48" style:parent-style-name="DefaultParagraphFont" style:family="text">
      <style:text-properties style:text-position="sub 63.6%"/>
    </style:style>
    <style:style style:name="T49" style:parent-style-name="DefaultParagraphFont" style:family="text">
      <style:text-properties style:text-position="sub 63.6%"/>
    </style:style>
    <style:style style:name="T50" style:parent-style-name="DefaultParagraphFont" style:family="text">
      <style:text-properties style:text-position="sub 63.6%"/>
    </style:style>
    <style:style style:name="T51" style:parent-style-name="DefaultParagraphFont" style:family="text">
      <style:text-properties style:text-position="sub 59%"/>
    </style:style>
    <style:style style:name="P52" style:parent-style-name="Normal" style:family="paragraph">
      <style:paragraph-properties fo:text-align="justify" fo:margin-bottom="0.0319in" fo:line-height="100%"/>
    </style:style>
    <style:style style:name="P53" style:parent-style-name="Normal" style:family="paragraph">
      <style:paragraph-properties fo:text-align="justify" fo:margin-bottom="0.0319in" fo:line-height="100%"/>
    </style:style>
    <style:style style:name="T54" style:parent-style-name="DefaultParagraphFont" style:family="text">
      <style:text-properties style:text-position="sub 59%"/>
    </style:style>
    <style:style style:name="P55" style:parent-style-name="Normal" style:list-style-name="LFO1" style:family="paragraph">
      <style:paragraph-properties fo:text-align="justify" fo:margin-bottom="0.0319in" fo:line-height="100%"/>
    </style:style>
    <style:style style:name="P56" style:parent-style-name="Normal" style:family="paragraph">
      <style:paragraph-properties fo:text-align="justify" fo:margin-bottom="0.0319in" fo:line-height="100%"/>
      <style:text-properties style:text-position="sub 63.6%"/>
    </style:style>
    <style:style style:name="P57" style:parent-style-name="Normal" style:list-style-name="LFO1" style:family="paragraph">
      <style:paragraph-properties fo:text-align="justify" fo:margin-bottom="0.0319in" fo:line-height="100%"/>
    </style:style>
    <style:style style:name="P58" style:parent-style-name="Normal" style:family="paragraph">
      <style:paragraph-properties fo:text-align="justify" fo:margin-bottom="0.0319in" fo:line-height="100%"/>
    </style:style>
    <style:style style:name="T59" style:parent-style-name="DefaultParagraphFont" style:family="text">
      <style:text-properties style:text-position="sub 59%"/>
    </style:style>
    <style:style style:name="T60" style:parent-style-name="DefaultParagraphFont" style:family="text">
      <style:text-properties style:text-position="sub 63.6%"/>
    </style:style>
    <style:style style:name="T61" style:parent-style-name="DefaultParagraphFont" style:family="text">
      <style:text-properties style:text-position="sub 59%"/>
    </style:style>
    <style:style style:name="T62" style:parent-style-name="DefaultParagraphFont" style:family="text">
      <style:text-properties style:text-position="sub 63.6%"/>
    </style:style>
    <style:style style:name="T63" style:parent-style-name="DefaultParagraphFont" style:family="text">
      <style:text-properties style:text-position="sub 59%"/>
    </style:style>
    <style:style style:name="T64" style:parent-style-name="DefaultParagraphFont" style:family="text">
      <style:text-properties style:text-position="sub 63.6%"/>
    </style:style>
    <style:style style:name="T65" style:parent-style-name="DefaultParagraphFont" style:family="text">
      <style:text-properties style:text-position="sub 59%"/>
    </style:style>
    <style:style style:name="T66" style:parent-style-name="DefaultParagraphFont" style:family="text">
      <style:text-properties style:text-position="sub 63.6%"/>
    </style:style>
    <style:style style:name="P67" style:parent-style-name="Normal" style:family="paragraph">
      <style:paragraph-properties fo:text-align="justify" fo:margin-bottom="0.0319in" fo:line-height="100%"/>
    </style:style>
    <style:style style:name="T68" style:parent-style-name="DefaultParagraphFont" style:family="text">
      <style:text-properties fo:language="fr" fo:country="FR"/>
    </style:style>
    <style:style style:name="T69" style:parent-style-name="DefaultParagraphFont" style:family="text">
      <style:text-properties fo:language="fr" fo:country="FR"/>
    </style:style>
    <style:style style:name="P70" style:parent-style-name="Normal" style:family="paragraph">
      <style:paragraph-properties fo:text-align="justify" fo:margin-bottom="0.0319in" fo:line-height="100%"/>
    </style:style>
    <style:style style:name="T71" style:parent-style-name="DefaultParagraphFont" style:family="text">
      <style:text-properties fo:language="fr" fo:country="FR"/>
    </style:style>
    <style:style style:name="T72" style:parent-style-name="DefaultParagraphFont" style:family="text">
      <style:text-properties fo:language="fr" fo:country="FR"/>
    </style:style>
    <style:style style:name="T73" style:parent-style-name="DefaultParagraphFont" style:family="text">
      <style:text-properties style:text-position="sub 59%" fo:language="fr" fo:country="FR"/>
    </style:style>
    <style:style style:name="T74" style:parent-style-name="DefaultParagraphFont" style:family="text">
      <style:text-properties fo:language="fr" fo:country="FR"/>
    </style:style>
    <style:style style:name="T75" style:parent-style-name="DefaultParagraphFont" style:family="text">
      <style:text-properties fo:language="fr" fo:country="FR"/>
    </style:style>
    <style:style style:name="T76" style:parent-style-name="DefaultParagraphFont" style:family="text">
      <style:text-properties style:text-position="sub 59%" fo:language="fr" fo:country="FR"/>
    </style:style>
    <style:style style:name="T77" style:parent-style-name="DefaultParagraphFont" style:family="text">
      <style:text-properties style:text-position="sub 63.6%" fo:language="fr" fo:country="FR"/>
    </style:style>
    <style:style style:name="T78" style:parent-style-name="DefaultParagraphFont" style:family="text">
      <style:text-properties style:text-position="sub 59%" fo:language="fr" fo:country="FR"/>
    </style:style>
    <style:style style:name="P79" style:parent-style-name="Normal" style:list-style-name="LFO2" style:family="paragraph">
      <style:paragraph-properties fo:text-align="justify" fo:margin-bottom="0.0319in" fo:line-height="100%"/>
    </style:style>
    <style:style style:name="T80" style:parent-style-name="DefaultParagraphFont" style:family="text">
      <style:text-properties fo:language="fr" fo:country="FR"/>
    </style:style>
    <style:style style:name="T81" style:parent-style-name="DefaultParagraphFont" style:family="text">
      <style:text-properties fo:language="fr" fo:country="FR"/>
    </style:style>
    <style:style style:name="P82" style:parent-style-name="Normal" style:family="paragraph">
      <style:paragraph-properties fo:text-align="justify" fo:margin-bottom="0.0319in" fo:line-height="100%"/>
    </style:style>
    <style:style style:name="T83" style:parent-style-name="DefaultParagraphFont" style:family="text">
      <style:text-properties style:text-position="sub 59%" fo:language="fr" fo:country="FR"/>
    </style:style>
    <style:style style:name="T84" style:parent-style-name="DefaultParagraphFont" style:family="text">
      <style:text-properties style:text-position="sub 63.6%" fo:language="fr" fo:country="FR"/>
    </style:style>
    <style:style style:name="T85" style:parent-style-name="DefaultParagraphFont" style:family="text">
      <style:text-properties style:text-position="sub 59%" fo:language="fr" fo:country="FR"/>
    </style:style>
    <style:style style:name="T86" style:parent-style-name="DefaultParagraphFont" style:family="text">
      <style:text-properties style:text-position="sub 63.6%" fo:language="fr" fo:country="FR"/>
    </style:style>
    <style:style style:name="T87" style:parent-style-name="DefaultParagraphFont" style:family="text">
      <style:text-properties style:text-position="sub 59%" fo:language="fr" fo:country="FR"/>
    </style:style>
    <style:style style:name="P88" style:parent-style-name="Normal" style:list-style-name="LFO2" style:family="paragraph">
      <style:paragraph-properties fo:text-align="justify" fo:margin-bottom="0.0319in" fo:line-height="100%"/>
    </style:style>
    <style:style style:name="T89" style:parent-style-name="DefaultParagraphFont" style:family="text">
      <style:text-properties fo:language="fr" fo:country="FR"/>
    </style:style>
    <style:style style:name="T90" style:parent-style-name="DefaultParagraphFont" style:family="text">
      <style:text-properties fo:language="fr" fo:country="FR"/>
    </style:style>
    <style:style style:name="P91" style:parent-style-name="Normal" style:family="paragraph">
      <style:paragraph-properties fo:text-align="justify" fo:margin-bottom="0.0319in" fo:line-height="100%"/>
    </style:style>
    <style:style style:name="P92" style:parent-style-name="Normal" style:family="paragraph">
      <style:paragraph-properties fo:text-align="justify" fo:margin-bottom="0.0319in" fo:line-height="100%"/>
    </style:style>
    <style:style style:name="P93" style:parent-style-name="Normal" style:family="paragraph">
      <style:paragraph-properties fo:text-align="justify" fo:margin-bottom="0.0319in" fo:line-height="100%"/>
    </style:style>
    <style:style style:name="P94" style:parent-style-name="Normal" style:family="paragraph">
      <style:paragraph-properties fo:text-align="justify" fo:margin-bottom="0.0319in" fo:line-height="100%"/>
    </style:style>
    <style:style style:name="P95" style:parent-style-name="Normal" style:family="paragraph">
      <style:paragraph-properties fo:text-align="justify" fo:margin-bottom="0.0319in" fo:line-height="100%"/>
    </style:style>
    <style:style style:name="T96" style:parent-style-name="DefaultParagraphFont" style:family="text">
      <style:text-properties style:text-position="sub 59%"/>
    </style:style>
    <style:style style:name="T97" style:parent-style-name="DefaultParagraphFont" style:family="text">
      <style:text-properties style:text-position="sub 63.6%"/>
    </style:style>
    <style:style style:name="T98" style:parent-style-name="DefaultParagraphFont" style:family="text">
      <style:text-properties style:text-position="sub 59%"/>
    </style:style>
    <style:style style:name="T99" style:parent-style-name="DefaultParagraphFont" style:family="text">
      <style:text-properties style:text-position="sub 63.6%"/>
    </style:style>
    <style:style style:name="T100" style:parent-style-name="DefaultParagraphFont" style:family="text">
      <style:text-properties style:text-position="sub 59%"/>
    </style:style>
    <style:style style:name="P101" style:parent-style-name="Normal" style:family="paragraph">
      <style:paragraph-properties fo:text-align="justify" fo:margin-bottom="0.0319in" fo:line-height="100%"/>
    </style:style>
    <style:style style:name="P102" style:parent-style-name="Normal" style:family="paragraph">
      <style:paragraph-properties fo:text-align="justify" fo:margin-bottom="0.0319in" fo:line-height="100%"/>
    </style:style>
    <style:style style:name="T103" style:parent-style-name="DefaultParagraphFont" style:family="text">
      <style:text-properties style:text-position="sub 59%"/>
    </style:style>
    <style:style style:name="P104" style:parent-style-name="Normal" style:list-style-name="LFO3" style:family="paragraph">
      <style:paragraph-properties fo:text-align="justify" fo:margin-bottom="0.0319in" fo:line-height="100%"/>
    </style:style>
    <style:style style:name="P105" style:parent-style-name="Normal" style:family="paragraph">
      <style:paragraph-properties fo:text-align="justify" fo:margin-bottom="0.0319in" fo:line-height="100%"/>
    </style:style>
    <style:style style:name="T106" style:parent-style-name="DefaultParagraphFont" style:family="text">
      <style:text-properties style:text-position="sub 59%"/>
    </style:style>
    <style:style style:name="P107" style:parent-style-name="Normal" style:list-style-name="LFO3" style:family="paragraph">
      <style:paragraph-properties fo:text-align="justify" fo:margin-bottom="0.0319in" fo:line-height="100%"/>
    </style:style>
    <style:style style:name="P108" style:parent-style-name="Normal" style:family="paragraph">
      <style:paragraph-properties fo:text-align="justify" fo:margin-bottom="0.0319in" fo:line-height="100%"/>
    </style:style>
    <style:style style:name="T109" style:parent-style-name="DefaultParagraphFont" style:family="text">
      <style:text-properties style:text-position="sub 59%"/>
    </style:style>
    <style:style style:name="P110" style:parent-style-name="Normal" style:family="paragraph">
      <style:paragraph-properties fo:text-align="justify" fo:margin-bottom="0.0319in" fo:line-height="100%"/>
    </style:style>
    <style:style style:name="P111" style:parent-style-name="Normal" style:family="paragraph">
      <style:paragraph-properties fo:text-align="justify" fo:margin-bottom="0.0319in" fo:line-height="100%"/>
    </style:style>
    <style:style style:name="T112" style:parent-style-name="DefaultParagraphFont" style:family="text">
      <style:text-properties style:text-position="sub 59%"/>
    </style:style>
    <style:style style:name="T113" style:parent-style-name="DefaultParagraphFont" style:family="text">
      <style:text-properties style:text-position="sub 59%"/>
    </style:style>
    <style:style style:name="P114" style:parent-style-name="Normal" style:list-style-name="LFO4" style:family="paragraph">
      <style:paragraph-properties fo:text-align="justify" fo:margin-bottom="0.0319in" fo:line-height="100%"/>
    </style:style>
    <style:style style:name="P115" style:parent-style-name="Normal" style:family="paragraph">
      <style:paragraph-properties fo:text-align="justify" fo:margin-bottom="0.0319in" fo:line-height="100%"/>
    </style:style>
    <style:style style:name="T116" style:parent-style-name="DefaultParagraphFont" style:family="text">
      <style:text-properties style:text-position="sub 59%"/>
    </style:style>
    <style:style style:name="T117" style:parent-style-name="DefaultParagraphFont" style:family="text">
      <style:text-properties style:text-position="sub 63.6%"/>
    </style:style>
    <style:style style:name="T118" style:parent-style-name="DefaultParagraphFont" style:family="text">
      <style:text-properties style:text-position="sub 59%"/>
    </style:style>
    <style:style style:name="P119" style:parent-style-name="Normal" style:list-style-name="LFO4" style:family="paragraph">
      <style:paragraph-properties fo:text-align="justify" fo:margin-bottom="0.0319in" fo:line-height="100%"/>
    </style:style>
    <style:style style:name="P120" style:parent-style-name="Normal" style:family="paragraph">
      <style:paragraph-properties fo:text-align="justify" fo:margin-bottom="0.0319in" fo:line-height="100%"/>
    </style:style>
    <style:style style:name="P121" style:parent-style-name="Normal" style:family="paragraph">
      <style:paragraph-properties fo:text-align="justify" fo:margin-bottom="0.0319in" fo:line-height="100%"/>
    </style:style>
    <style:style style:name="P122" style:parent-style-name="Normal" style:family="paragraph">
      <style:paragraph-properties fo:text-align="justify" fo:margin-bottom="0.0319in" fo:line-height="100%"/>
    </style:style>
    <style:style style:name="P123" style:parent-style-name="Normal" style:family="paragraph">
      <style:paragraph-properties fo:text-align="justify" fo:margin-bottom="0.0319in" fo:line-height="100%"/>
    </style:style>
    <style:style style:name="P124" style:parent-style-name="Normal" style:family="paragraph">
      <style:paragraph-properties fo:text-align="justify" fo:margin-bottom="0.0319in" fo:line-height="100%"/>
    </style:style>
    <style:style style:name="P125" style:parent-style-name="Normal" style:family="paragraph">
      <style:paragraph-properties fo:break-before="page" fo:text-align="justify" fo:margin-bottom="0.0319in" fo:line-height="100%"/>
    </style:style>
    <style:style style:name="P126" style:parent-style-name="Normal" style:family="paragraph">
      <style:paragraph-properties fo:text-align="justify" fo:margin-bottom="0.0319in" fo:line-height="100%"/>
    </style:style>
    <style:style style:name="T127" style:parent-style-name="DefaultParagraphFont" style:family="text">
      <style:text-properties style:text-position="sub 59%"/>
    </style:style>
    <style:style style:name="P128" style:parent-style-name="Normal" style:family="paragraph">
      <style:paragraph-properties fo:text-align="justify" fo:margin-bottom="0.0319in" fo:line-height="100%"/>
    </style:style>
    <style:style style:name="P129" style:parent-style-name="Normal" style:family="paragraph">
      <style:paragraph-properties fo:text-align="justify" fo:margin-bottom="0.0319in" fo:line-height="100%"/>
    </style:style>
    <style:style style:name="T130" style:parent-style-name="DefaultParagraphFont" style:family="text">
      <style:text-properties style:text-position="sub 59%"/>
    </style:style>
    <style:style style:name="P131" style:parent-style-name="Normal" style:family="paragraph">
      <style:paragraph-properties fo:text-align="justify" fo:margin-bottom="0.0319in" fo:line-height="100%"/>
    </style:style>
    <style:style style:name="P132" style:parent-style-name="Normal" style:family="paragraph">
      <style:paragraph-properties fo:text-align="justify" fo:margin-bottom="0.0319in" fo:line-height="100%"/>
    </style:style>
    <style:style style:name="T133" style:parent-style-name="DefaultParagraphFont" style:family="text">
      <style:text-properties style:text-position="sub 59%"/>
    </style:style>
    <style:style style:name="P134" style:parent-style-name="Normal" style:family="paragraph">
      <style:paragraph-properties fo:text-align="justify" fo:margin-bottom="0.0319in" fo:line-height="100%"/>
    </style:style>
    <style:style style:name="P135" style:parent-style-name="Normal" style:family="paragraph">
      <style:paragraph-properties fo:text-align="justify" fo:margin-bottom="0.0319in" fo:line-height="100%"/>
    </style:style>
    <style:style style:name="T136" style:parent-style-name="DefaultParagraphFont" style:family="text">
      <style:text-properties style:text-position="sub 59%"/>
    </style:style>
    <style:style style:name="T137" style:parent-style-name="DefaultParagraphFont" style:family="text">
      <style:text-properties style:text-position="sub 59%"/>
    </style:style>
    <style:style style:name="P138" style:parent-style-name="Normal" style:list-style-name="LFO5" style:family="paragraph">
      <style:paragraph-properties fo:text-align="justify" fo:margin-bottom="0.0319in" fo:line-height="100%"/>
    </style:style>
    <style:style style:name="P139" style:parent-style-name="Normal" style:family="paragraph">
      <style:paragraph-properties fo:text-align="justify" fo:margin-bottom="0.0319in" fo:line-height="100%"/>
    </style:style>
    <style:style style:name="T140" style:parent-style-name="DefaultParagraphFont" style:family="text">
      <style:text-properties style:text-position="sub 59%"/>
    </style:style>
    <style:style style:name="P141" style:parent-style-name="Normal" style:list-style-name="LFO5" style:family="paragraph">
      <style:paragraph-properties fo:text-align="justify" fo:margin-bottom="0.0319in" fo:line-height="100%"/>
    </style:style>
    <style:style style:name="P142" style:parent-style-name="Normal" style:family="paragraph">
      <style:paragraph-properties fo:text-align="justify" fo:margin-bottom="0.0319in" fo:line-height="100%"/>
    </style:style>
    <style:style style:name="T143" style:parent-style-name="DefaultParagraphFont" style:family="text">
      <style:text-properties style:text-position="sub 59%"/>
    </style:style>
    <style:style style:name="P144" style:parent-style-name="Normal" style:family="paragraph">
      <style:paragraph-properties fo:text-align="justify" fo:margin-bottom="0.0319in" fo:line-height="100%"/>
    </style:style>
    <style:style style:name="T145" style:parent-style-name="DefaultParagraphFont" style:family="text">
      <style:text-properties fo:language="fr" fo:country="FR"/>
    </style:style>
    <style:style style:name="T146" style:parent-style-name="DefaultParagraphFont" style:family="text">
      <style:text-properties fo:language="fr" fo:country="FR"/>
    </style:style>
    <style:style style:name="T147" style:parent-style-name="DefaultParagraphFont" style:family="text">
      <style:text-properties fo:language="fr" fo:country="FR"/>
    </style:style>
    <style:style style:name="P148" style:parent-style-name="Normal" style:family="paragraph">
      <style:paragraph-properties fo:text-align="justify" fo:margin-bottom="0.0319in" fo:line-height="100%"/>
    </style:style>
    <style:style style:name="P149" style:parent-style-name="Normal" style:list-style-name="LFO5" style:family="paragraph">
      <style:paragraph-properties fo:text-align="justify" fo:margin-bottom="0.0319in" fo:line-height="100%"/>
    </style:style>
    <style:style style:name="P150" style:parent-style-name="Normal" style:family="paragraph">
      <style:paragraph-properties fo:text-align="justify" fo:margin-bottom="0.0319in" fo:line-height="100%"/>
    </style:style>
    <style:style style:name="T151" style:parent-style-name="DefaultParagraphFont" style:family="text">
      <style:text-properties style:text-position="sub 59%"/>
    </style:style>
    <style:style style:name="P152" style:parent-style-name="Normal" style:list-style-name="LFO5" style:family="paragraph">
      <style:paragraph-properties fo:text-align="justify" fo:margin-bottom="0.0319in" fo:line-height="100%"/>
    </style:style>
    <style:style style:name="T153" style:parent-style-name="DefaultParagraphFont" style:family="text">
      <style:text-properties fo:language="fr" fo:country="FR"/>
    </style:style>
    <style:style style:name="T154" style:parent-style-name="DefaultParagraphFont" style:family="text">
      <style:text-properties fo:language="fr" fo:country="FR"/>
    </style:style>
    <style:style style:name="P155" style:parent-style-name="Normal" style:family="paragraph">
      <style:paragraph-properties fo:text-align="justify" fo:margin-bottom="0.0319in" fo:line-height="100%"/>
    </style:style>
    <style:style style:name="P156" style:parent-style-name="Normal" style:family="paragraph">
      <style:paragraph-properties fo:text-align="justify" fo:margin-bottom="0.0319in" fo:line-height="100%"/>
    </style:style>
    <style:style style:name="T157" style:parent-style-name="DefaultParagraphFont" style:family="text">
      <style:text-properties style:font-name="MS Mincho" style:font-name-asian="MS Mincho" style:font-name-complex="MS Mincho"/>
    </style:style>
    <style:style style:name="P158" style:parent-style-name="Normal" style:family="paragraph">
      <style:paragraph-properties fo:text-align="justify"/>
      <style:text-properties style:font-name="MS Mincho" style:font-name-asian="MS Mincho" style:font-name-complex="MS Mincho"/>
    </style:style>
    <style:style style:name="P159" style:parent-style-name="Normal" style:family="paragraph">
      <style:paragraph-properties fo:text-align="justify"/>
    </style:style>
    <style:style style:name="P160" style:parent-style-name="Normal" style:family="paragraph">
      <style:paragraph-properties fo:text-align="justify"/>
    </style:style>
    <style:style style:name="P161" style:parent-style-name="ListParagraph" style:list-style-name="LFO6" style:family="paragraph">
      <style:paragraph-properties fo:text-align="justify"/>
    </style:style>
    <style:style style:name="P162" style:parent-style-name="ListParagraph" style:list-style-name="LFO6" style:family="paragraph">
      <style:paragraph-properties fo:text-align="justify"/>
    </style:style>
    <style:style style:name="P163" style:parent-style-name="ListParagraph" style:family="paragraph">
      <style:paragraph-properties fo:text-align="justify"/>
    </style:style>
    <style:style style:name="P164" style:parent-style-name="Normal" style:family="paragraph">
      <style:paragraph-properties fo:text-align="justify"/>
    </style:style>
  </office:automatic-styles>
  <office:body>
    <office:text text:use-soft-page-breaks="true">
      <text:p text:style-name="P1">Leçon 30</text:p>
      <text:p text:style-name="P2"><text:span text:style-name="T3">2) b)<text:s/></text:span><text:span text:style-name="T4">会話を聞いて、空欄を埋めましょう。</text:span><text:span text:style-name="T5">A<text:s/></text:span><text:span text:style-name="T6">には、同じ言葉</text:span><text:span text:style-name="T7"><text:s text:c="2"/></text:span><text:span text:style-name="T8">が入ります</text:span><text:span text:style-name="T9">。</text:span></text:p>
      <text:p text:style-name="P10"/>
      <text:p text:style-name="P11">ミラー<text:s/><text:span text:style-name="T12">：</text:span>こんにちは<text:span text:style-name="T13">。</text:span></text:p>
      <text:p text:style-name="P14"/>
      <text:p text:style-name="P15"><text:ruby text:style-name="Ru1"><text:ruby-base>鈴木</text:ruby-base><text:ruby-text text:style-name="WW_CharRuby1">すずき</text:ruby-text></text:ruby><text:s/>：<text:s/>（<text:s/>いらっしゃい）。さあ、どうぞ<text:span text:style-name="T16">。</text:span></text:p>
      <text:p text:style-name="P17"/>
      <text:p text:style-name="P18">ミラー<text:s/>：<text:s/>（<text:s/><text:ruby text:style-name="Ru2"><text:ruby-base>大</text:ruby-base><text:ruby-text text:style-name="WW_CharRuby2">おお</text:ruby-text></text:ruby>きい<text:ruby text:style-name="Ru3"><text:ruby-base>リュック</text:ruby-base><text:ruby-text text:style-name="WW_CharRuby3">りゅっく</text:ruby-text></text:ruby>）が<text:ruby text:style-name="Ru4"><text:ruby-base>置</text:ruby-base><text:ruby-text text:style-name="WW_CharRuby4">お</text:ruby-text></text:ruby>いてありますね。<text:ruby text:style-name="Ru5"><text:ruby-base>山</text:ruby-base><text:ruby-text text:style-name="WW_CharRuby5">やま</text:ruby-text></text:ruby>へ<text:ruby text:style-name="Ru6"><text:ruby-base>行</text:ruby-base><text:ruby-text text:style-name="WW_CharRuby6">い</text:ruby-text></text:ruby>くんですか？</text:p>
      <text:p text:style-name="P19"><text:span text:style-name="T20"><text:s/></text:span></text:p>
      <text:p text:style-name="P21">鈴木<text:s/>：<text:s/>いいえ。（A：<text:s/><text:ruby text:style-name="Ru7"><text:ruby-base>非常袋</text:ruby-base><text:ruby-text text:style-name="WW_CharRuby7">ひじょうぶくろ</text:ruby-text></text:ruby>）ですよ。</text:p>
      <text:p text:style-name="P22"><text:tab/></text:p>
      <text:p text:style-name="P23">ミラー<text:s/>：<text:s/>（A：<text:s text:c="2"/><text:ruby text:style-name="Ru8"><text:ruby-base>非常袋</text:ruby-base><text:ruby-text text:style-name="WW_CharRuby8">ひじょうぶくろ</text:ruby-text></text:ruby>）？<text:s/><text:ruby text:style-name="Ru9"><text:ruby-base>何</text:ruby-base><text:ruby-text text:style-name="WW_CharRuby9">なん</text:ruby-text></text:ruby>ですか？　</text:p>
      <text:p text:style-name="P24"/>
      <text:p text:style-name="P25">鈴木<text:s/>：<text:s/>（<text:s/><text:ruby text:style-name="Ru10"><text:ruby-base>非常時</text:ruby-base><text:ruby-text text:style-name="WW_CharRuby10">ひじょうじ</text:ruby-text></text:ruby>に<text:ruby text:style-name="Ru11"><text:ruby-base>使</text:ruby-base><text:ruby-text text:style-name="WW_CharRuby11">つか</text:ruby-text></text:ruby>う<text:ruby text:style-name="Ru12"><text:ruby-base>物</text:ruby-base><text:ruby-text text:style-name="WW_CharRuby12">もの</text:ruby-text></text:ruby>を<text:ruby text:style-name="Ru13"><text:ruby-base>入</text:ruby-base><text:ruby-text text:style-name="WW_CharRuby13">い</text:ruby-text></text:ruby>れておく<text:ruby text:style-name="Ru14"><text:ruby-base>袋</text:ruby-base><text:ruby-text text:style-name="WW_CharRuby14">ふくろ</text:ruby-text></text:ruby>）です。<text:ruby text:style-name="Ru15"><text:ruby-base>電気</text:ruby-base><text:ruby-text text:style-name="WW_CharRuby15">でんき</text:ruby-text></text:ruby>や<text:ruby text:style-name="Ru16"><text:ruby-base>ガス</text:ruby-base><text:ruby-text text:style-name="WW_CharRuby16">がす</text:ruby-text></text:ruby>が<text:s/>（<text:s/><text:ruby text:style-name="Ru17"><text:ruby-base>止</text:ruby-base><text:ruby-text text:style-name="WW_CharRuby17">と</text:ruby-text></text:ruby>まっても<text:s/>）、<text:ruby text:style-name="Ru18"><text:ruby-base>3</text:ruby-base><text:ruby-text text:style-name="WW_CharRuby18">み</text:ruby-text></text:ruby><text:s/><text:ruby text:style-name="Ru19"><text:ruby-base>日</text:ruby-base><text:ruby-text text:style-name="WW_CharRuby19">っか</text:ruby-text></text:ruby>ぐらい<text:s/></text:p>
      <text:p text:style-name="P26"><text:span text:style-name="T27"><text:s text:c="2"/></text:span><text:span text:style-name="T28"><text:s/></text:span><text:span text:style-name="T29">(</text:span><text:ruby text:style-name="Ru20"><text:ruby-base>生活</text:ruby-base><text:ruby-text text:style-name="WW_CharRuby20">せいかつ</text:ruby-text></text:ruby>できる<text:ruby text:style-name="Ru21"><text:ruby-base>物</text:ruby-base><text:ruby-text text:style-name="WW_CharRuby21">もの</text:ruby-text></text:ruby>）が<text:ruby text:style-name="Ru22"><text:ruby-base>入</text:ruby-base><text:ruby-text text:style-name="WW_CharRuby22">い</text:ruby-text></text:ruby>れてあるんです。</text:p>
      <text:p text:style-name="P30"/>
      <text:p text:style-name="P31">ミラー<text:s/>：<text:s/>（<text:s/><text:ruby text:style-name="Ru23"><text:ruby-base>水</text:ruby-base><text:ruby-text text:style-name="WW_CharRuby23">みず</text:ruby-text></text:ruby>や<text:ruby text:style-name="Ru24"><text:ruby-base>食物</text:ruby-base><text:ruby-text text:style-name="WW_CharRuby24">たべもつ</text:ruby-text></text:ruby>）ですか？</text:p>
      <text:p text:style-name="P32"/>
      <text:p text:style-name="P33">鈴木<text:s/>：<text:s/>ええ、<text:ruby text:style-name="Ru25"><text:ruby-base>他</text:ruby-base><text:ruby-text text:style-name="WW_CharRuby25">ほか</text:ruby-text></text:ruby>にも<text:ruby text:style-name="Ru26"><text:ruby-base>色々</text:ruby-base><text:ruby-text text:style-name="WW_CharRuby26">いろいろ</text:ruby-text></text:ruby>ありますよ。（<text:s/><text:ruby text:style-name="Ru27"><text:ruby-base>懐中電灯</text:ruby-base><text:ruby-text text:style-name="WW_CharRuby27">かいちゅうでんとう</text:ruby-text></text:ruby>）とか、（<text:ruby text:style-name="Ru28"><text:ruby-base>ラジオ</text:ruby-base><text:ruby-text text:style-name="WW_CharRuby28">らじお</text:ruby-text></text:ruby><text:s/>）とか……。</text:p>
      <text:p text:style-name="P34"/>
      <text:p text:style-name="P35">ミラー<text:s/>：<text:s/><text:ruby text:style-name="Ru29"><text:ruby-base>私</text:ruby-base><text:ruby-text text:style-name="WW_CharRuby29">わたし</text:ruby-text></text:ruby>も（<text:s/><text:ruby text:style-name="Ru30"><text:ruby-base>準備</text:ruby-base><text:ruby-text text:style-name="WW_CharRuby30">じゅんび</text:ruby-text></text:ruby>しておかないと）。</text:p>
      <text:p text:style-name="P36"/>
      <text:p text:style-name="P37">鈴木<text:s/>：<text:s/>（A：<text:s/><text:ruby text:style-name="Ru31"><text:ruby-base>非常袋</text:ruby-base><text:ruby-text text:style-name="WW_CharRuby31">ひじょうぶくろ</text:ruby-text></text:ruby>）は、<text:ruby text:style-name="Ru32"><text:ruby-base>ス</text:ruby-base><text:ruby-text text:style-name="WW_CharRuby32">す</text:ruby-text></text:ruby>ー<text:ruby text:style-name="Ru33"><text:ruby-base>パ</text:ruby-base><text:ruby-text text:style-name="WW_CharRuby33">ぱ</text:ruby-text></text:ruby>ーでも（<text:s/><text:ruby text:style-name="Ru34"><text:ruby-base>売</text:ruby-base><text:ruby-text text:style-name="WW_CharRuby34">う</text:ruby-text></text:ruby>っています<text:s/>）よ。</text:p>
      <text:p text:style-name="P38"/>
      <text:p text:style-name="P39">ミラー<text:s/>：<text:s/>そうですか。じゃ、（<text:s/><text:ruby text:style-name="Ru35"><text:ruby-base>買</text:ruby-base><text:ruby-text text:style-name="WW_CharRuby35">か</text:ruby-text></text:ruby>っておきます）<text:span text:style-name="T40">。</text:span></text:p>
      <text:p text:style-name="P41"/>
      <text:p text:style-name="P42"/>
      <text:p text:style-name="P43">1.<text:s/>隣の人と次の会話をしましょう。下線の部分を変えて、会話をしましょう。</text:p>
      <text:p text:style-name="P44">a)</text:p>
      <text:p text:style-name="P45"><text:s text:c="15"/>　<text:span text:style-name="T46">ぽすたあ</text:span><text:span text:style-name="T47"><text:tab/></text:span><text:span text:style-name="T48"><text:tab/></text:span><text:span text:style-name="T49"><text:tab/></text:span><text:span text:style-name="T50"><text:tab/><text:s text:c="6"/></text:span><text:span text:style-name="T51">　　なん</text:span></text:p>
      <text:p text:style-name="P52">A：あそこに　ポスターがはって<text:s text:c="3"/>ありますね。あれは、何ですか？</text:p>
      <text:p text:style-name="P53"><text:tab/>　　<text:s text:c="2"/><text:span text:style-name="T54">ほん　</text:span></text:p>
      <text:list text:style-name="LFO1" text:continue-numbering="true">
        <text:list-item>
          <text:p text:style-name="P55">i)<text:s/>本がかたずけて</text:p>
        </text:list-item>
      </text:list>
      <text:p text:style-name="P56">　　ひ　　ぐち　<text:s/>はこ　　お</text:p>
      <text:list text:style-name="LFO1" text:continue-numbering="true">
        <text:list-item>
          <text:p text:style-name="P57">ii)入り口に箱が置いて</text:p>
        </text:list-item>
      </text:list>
      <text:p text:style-name="P58"><text:span text:style-name="T59">　　　すぽおつ　</text:span><text:span text:style-name="T60"><text:s/></text:span><text:span text:style-name="T61">きょうしつ</text:span><text:span text:style-name="T62"><text:s text:c="7"/></text:span><text:span text:style-name="T63">　</text:span><text:span text:style-name="T64"><text:s text:c="2"/></text:span><text:span text:style-name="T65">し</text:span><text:span text:style-name="T66"><text:s text:c="5"/></text:span></text:p>
      <text:p text:style-name="P67"><text:span text:style-name="T68">B</text:span><text:span text:style-name="T69">：</text:span>スポーツ教室のお知らせです。</text:p>
      <text:p text:style-name="P70"><text:span text:style-name="T71"><text:tab/></text:span><text:span text:style-name="T72">　</text:span><text:span text:style-name="T73">にほんご</text:span><text:span text:style-name="T74"><text:tab/></text:span><text:span text:style-name="T75">　</text:span><text:span text:style-name="T76">じゅうぎょう</text:span><text:span text:style-name="T77"><text:s text:c="5"/></text:span><text:span text:style-name="T78">ほん</text:span></text:p>
      <text:list text:style-name="LFO2" text:continue-numbering="true">
        <text:list-item>
          <text:p text:style-name="P79"><text:span text:style-name="T80">i)</text:span><text:span text:style-name="T81">日本語の従業の本です。</text:span></text:p>
        </text:list-item>
      </text:list>
      <text:p text:style-name="P82"><text:span text:style-name="T83">　　ふる　ほん　</text:span><text:span text:style-name="T84"><text:s/></text:span><text:span text:style-name="T85">ざっし　　　ひ　　　</text:span><text:span text:style-name="T86"><text:s text:c="2"/></text:span><text:span text:style-name="T87">はこ</text:span></text:p>
      <text:list text:style-name="LFO2" text:continue-numbering="true">
        <text:list-item>
          <text:p text:style-name="P88"><text:span text:style-name="T89">ii)</text:span><text:span text:style-name="T90">古い本と雑誌を入える箱です。</text:span></text:p>
        </text:list-item>
      </text:list>
      <text:p text:style-name="P91"/>
      <text:p text:style-name="P92">A：そうですか。</text:p>
      <text:p text:style-name="P93"/>
      <text:p text:style-name="P94">b)</text:p>
      <text:p text:style-name="P95"><text:s text:c="5"/><text:span text:style-name="T96">らいしゅう</text:span><text:span text:style-name="T97"><text:s text:c="7"/></text:span><text:span text:style-name="T98">　みいちん　ぐ</text:span><text:span text:style-name="T99"><text:tab/></text:span><text:span text:style-name="T100">　　　　　　　　　なに</text:span></text:p>
      <text:p text:style-name="P101">A<text:s/>：来週の　ミーティング　　までに何をしておいたらいいですか。</text:p>
      <text:p text:style-name="P102"><text:tab/>　<text:tab/>　<text:span text:style-name="T103">かいぎ</text:span></text:p>
      <text:list text:style-name="LFO3" text:continue-numbering="true">
        <text:list-item>
          <text:p text:style-name="P104">i)会議</text:p>
        </text:list-item>
      </text:list>
      <text:p text:style-name="P105">　<text:span text:style-name="T106">しゅっちょう</text:span></text:p>
      <text:list text:style-name="LFO3" text:continue-numbering="true">
        <text:list-item>
          <text:p text:style-name="P107">ii)出張</text:p>
        </text:list-item>
      </text:list>
      <text:p text:style-name="P108"><text:tab/><text:tab/><text:span text:style-name="T109">　　　　　　しりょう　　　こぴい</text:span></text:p>
      <text:p text:style-name="P110">B：そうですね。この　　資料をコピーして　　　　　　おいてください。</text:p>
      <text:p text:style-name="P111"><text:tab/><text:tab/><text:tab/>　<text:span text:style-name="T112">りぽおと</text:span><text:tab/>　<text:s text:c="2"/><text:span text:style-name="T113">よん</text:span></text:p>
      <text:list text:style-name="LFO4" text:continue-numbering="true">
        <text:list-item>
          <text:p text:style-name="P114">i)リポートを読んで</text:p>
        </text:list-item>
      </text:list>
      <text:p text:style-name="P115"><text:s text:c="2"/><text:span text:style-name="T116">あたら</text:span><text:span text:style-name="T117"><text:s text:c="13"/></text:span><text:span text:style-name="T118">かたろぐ　　　　じゅんび</text:span></text:p>
      <text:list text:style-name="LFO4" text:continue-numbering="true">
        <text:list-item>
          <text:p text:style-name="P119">ii)新<text:s text:c="2"/>しいカタログを準備して</text:p>
        </text:list-item>
      </text:list>
      <text:p text:style-name="P120"/>
      <text:p text:style-name="P121"/>
      <text:p text:style-name="P122">A：はい、わかりました。</text:p>
      <text:p text:style-name="P123"/>
      <text:p text:style-name="P124"/>
      <text:soft-page-break/>
      <text:p text:style-name="P125">c)</text:p>
      <text:p text:style-name="P126">　<text:s/><text:span text:style-name="T127">てつだ</text:span></text:p>
      <text:p text:style-name="P128">A：手伝いましょうか。</text:p>
      <text:p text:style-name="P129"><text:s text:c="13"/><text:span text:style-name="T130">ねが</text:span></text:p>
      <text:p text:style-name="P131">B：ええ、お願いします。</text:p>
      <text:p text:style-name="P132">　<text:tab/>　<text:span text:style-name="T133">さら　　こっぷ</text:span></text:p>
      <text:p text:style-name="P134">A：<text:tab/>お皿やコップ　　は、どうしましょうか？</text:p>
      <text:p text:style-name="P135"><text:tab/>　<text:span text:style-name="T136">じゅうす</text:span>　　<text:s/><text:span text:style-name="T137">かん</text:span></text:p>
      <text:list text:style-name="LFO5" text:continue-numbering="true">
        <text:list-item>
          <text:p text:style-name="P138">i)ジュースの缶</text:p>
        </text:list-item>
      </text:list>
      <text:p text:style-name="P139">　<text:span text:style-name="T140">けえき　　　　はこ</text:span></text:p>
      <text:list text:style-name="LFO5" text:continue-numbering="true">
        <text:list-item>
          <text:p text:style-name="P141">ii)ケーキの箱</text:p>
        </text:list-item>
      </text:list>
      <text:p text:style-name="P142">　<text:tab/><text:span text:style-name="T143">だいころ　　も　　　　い</text:span></text:p>
      <text:p text:style-name="P144"><text:span text:style-name="T145">B</text:span><text:span text:style-name="T146">：</text:span><text:span text:style-name="T147"><text:tab/></text:span>台所へ持って行って　　　おいてください。</text:p>
      <text:p text:style-name="P148"><text:tab/><text:tab/>　　</text:p>
      <text:list text:style-name="LFO5" text:continue-numbering="true">
        <text:list-item>
          <text:p text:style-name="P149">i)</text:p>
        </text:list-item>
      </text:list>
      <text:p text:style-name="P150">　　<text:s text:c="2"/><text:span text:style-name="T151">かみ</text:span></text:p>
      <text:list text:style-name="LFO5" text:continue-numbering="true">
        <text:list-item>
          <text:p text:style-name="P152"><text:span text:style-name="T153">ii)</text:span><text:span text:style-name="T154">この髪とまとめて</text:span></text:p>
        </text:list-item>
      </text:list>
      <text:p text:style-name="P155"/>
      <text:p text:style-name="P156">A：（<text:s/>ああ、そうですか。　ありがとうございます）<text:span text:style-name="T157">。</text:span></text:p>
      <text:p text:style-name="P158"/>
      <text:p text:style-name="P159">2.</text:p>
      <text:p text:style-name="P160">a)<text:s/>会話を聞きましょう。ミラーさんと鈴木さんが話しています。</text:p>
      <text:list text:style-name="LFO6" text:continue-numbering="true">
        <text:list-item>
          <text:p text:style-name="P161">i)どこで話していますか？</text:p>
        </text:list-item>
        <text:list-item>
          <text:p text:style-name="P162">ii)<text:s/>何について話していますか？</text:p>
        </text:list-item>
      </text:list>
      <text:p text:style-name="P163"/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name="WW_CharRuby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18" style:family="text" style:parent-style-name="DefaultParagraphFont">
      <style:text-properties style:font-name-asian="Calibri" style:font-name-complex="Calibri" fo:font-size="5.5pt" style:font-size-asian="5.5pt" style:font-size-complex="5.5pt"/>
    </style:style>
    <style:style style:name="WW_CharRuby1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5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6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7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8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29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0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1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2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3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4" style:family="text" style:parent-style-name="DefaultParagraphFont">
      <style:text-properties style:font-name="Yu Mincho" style:font-name-asian="Yu Mincho" fo:font-size="5.5pt" style:font-size-asian="5.5pt" style:font-size-complex="5.5pt"/>
    </style:style>
    <style:style style:name="WW_CharRuby35" style:family="text" style:parent-style-name="DefaultParagraphFont">
      <style:text-properties style:font-name="Yu Mincho" style:font-name-asian="Yu Mincho" fo:font-size="5.5pt" style:font-size-asian="5.5pt" style:font-size-complex="5.5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n Marty</meta:initial-creator>
    <dc:creator>Yann Marty</dc:creator>
    <meta:creation-date>2021-11-10T07:00:00Z</meta:creation-date>
    <dc:date>2021-11-24T06:28:00Z</dc:date>
    <meta:template xlink:href="Normal.dotm" xlink:type="simple"/>
    <meta:editing-cycles>13</meta:editing-cycles>
    <meta:editing-duration>PT3660S</meta:editing-duration>
    <meta:document-statistic meta:page-count="4" meta:paragraph-count="6" meta:word-count="505" meta:character-count="3383" meta:row-count="24" meta:non-whitespace-character-count="2884"/>
  </office:meta>
</office:document-meta>
</file>